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color="#090000" style:font-name="Calibri" fo:font-size="14pt" fo:font-weight="bold" style:font-size-asian="14pt" style:font-weight-asian="bold"/>
    </style:style>
    <style:style style:name="T2" style:family="text">
      <style:text-properties fo:color="#090000" style:font-name="Calibri" fo:font-size="14pt" fo:font-style="normal" style:text-underline-style="none" fo:font-weight="bold" style:font-size-asian="14pt" style:font-style-asian="normal" style:font-weight-asian="bold"/>
    </style:style>
    <style:style style:name="T3" style:family="text">
      <style:text-properties fo:color="#090000" style:font-name="Calibri" fo:font-size="12pt" style:text-underline-style="solid" style:text-underline-width="auto" style:text-underline-color="font-color" fo:font-weight="bold" style:font-size-asian="12pt" style:font-weight-asian="bold"/>
    </style:style>
    <style:style style:name="T4" style:family="text">
      <style:text-properties fo:color="#090000" style:font-name="Calibri" fo:font-size="12pt" fo:font-style="normal" style:text-underline-style="none" fo:font-weight="normal" style:font-size-asian="12pt" style:font-style-asian="normal" style:font-weight-asian="normal"/>
    </style:style>
    <style:style style:name="T5" style:family="text">
      <style:text-properties fo:color="#090000" style:font-name="Calibri" fo:font-size="12pt" fo:font-style="normal" style:text-underline-style="solid" style:text-underline-width="auto" style:text-underline-color="font-color" fo:font-weight="bold" style:font-size-asian="12pt" style:font-style-asian="normal" style:font-weight-asian="bold"/>
    </style:style>
    <style:style style:name="T6" style:family="text">
      <style:text-properties fo:color="#808080" style:font-name="Calibri" fo:font-size="8pt" fo:font-style="italic" style:text-underline-style="none" fo:font-weight="bold" style:font-size-asian="8pt" style:font-style-asian="italic" style:font-weight-asian="bold"/>
    </style:style>
    <style:style style:name="T7" style:family="text">
      <style:text-properties fo:color="#808080" style:font-name="Calibri" fo:font-size="8pt" fo:font-style="italic" style:text-underline-style="none" fo:font-weight="normal" style:font-size-asian="8pt" style:font-style-asian="italic" style:font-weight-asian="normal"/>
    </style:style>
    <style:style style:name="T8" style:family="text">
      <style:text-properties fo:color="#0000ff" style:font-name="Calibri" fo:font-size="12pt" fo:font-style="italic" style:text-underline-style="solid" style:text-underline-width="auto" style:text-underline-color="font-color" fo:font-weight="bold" style:font-size-asian="12pt" style:font-style-asian="italic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tualite = (</text:span><text:span text:style-name="T3">actu_id</text:span><text:span text:style-name="T6"> INT</text:span><text:span text:style-name="T4">, actu_img_un</text:span><text:span text:style-name="T7"> VARCHAR(100)</text:span><text:span text:style-name="T4">, actu_description_image_deux</text:span><text:span text:style-name="T7"> VARCHAR(100)</text:span><text:span text:style-name="T4">, actu_paragraphe_deux</text:span><text:span text:style-name="T7"> VARCHAR(500)</text:span><text:span text:style-name="T4">, actu_image_trois</text:span><text:span text:style-name="T7"> VARCHAR(100)</text:span><text:span text:style-name="T4">, actu_date_creation</text:span><text:span text:style-name="T7"> DATE</text:span><text:span text:style-name="T4">, actu_description_image_trois</text:span><text:span text:style-name="T7"> VARCHAR(100)</text:span><text:span text:style-name="T4">, actu_paragraphe_trois</text:span><text:span text:style-name="T7"> VARCHAR(500)</text:span><text:span text:style-name="T4">, actu_auteur</text:span><text:span text:style-name="T7"> VARCHAR(100)</text:span><text:span text:style-name="T4">, actu_titre</text:span><text:span text:style-name="T6"> VARCHAR(100)</text:span><text:span text:style-name="T4">, actu_paragraphe_un</text:span><text:span text:style-name="T6"> VARCHAR(500)</text:span><text:span text:style-name="T4">, actu_image_deux</text:span><text:span text:style-name="T7"> VARCHAR(100)</text:span><text:span text:style-name="T2">);<text:line-break/></text:span></text:p>
      <text:p text:style-name="P1"><text:span text:style-name="T2">realisation = (</text:span><text:span text:style-name="T5">real_id</text:span><text:span text:style-name="T6"> INT</text:span><text:span text:style-name="T4">, real_logo</text:span><text:span text:style-name="T7"> VARCHAR(100)</text:span><text:span text:style-name="T4">, real_titre</text:span><text:span text:style-name="T6"> VARCHAR(100)</text:span><text:span text:style-name="T4">, real_paragraphe_un</text:span><text:span text:style-name="T6"> VARCHAR(500)</text:span><text:span text:style-name="T4">, real_paragraphe_deux</text:span><text:span text:style-name="T7"> VARCHAR(500)</text:span><text:span text:style-name="T4">, lieu</text:span><text:span text:style-name="T7"> VARCHAR(100)</text:span><text:span text:style-name="T4">, real_cout</text:span><text:span text:style-name="T7"> VARCHAR(100)</text:span><text:span text:style-name="T4">, real_img_un</text:span><text:span text:style-name="T7"> VARCHAR(100)</text:span><text:span text:style-name="T4">, real_date_debut</text:span><text:span text:style-name="T7"> DATE</text:span><text:span text:style-name="T4">, real_date_fin</text:span><text:span text:style-name="T7"> DATE</text:span><text:span text:style-name="T4">, real_img_trois</text:span><text:span text:style-name="T7"> VARCHAR(100)</text:span><text:span text:style-name="T4">, real_img_quatre</text:span><text:span text:style-name="T7"> VARCHAR(100)</text:span><text:span text:style-name="T4">, real_img_cinq</text:span><text:span text:style-name="T7"> VARCHAR(100)</text:span><text:span text:style-name="T4">, real_img_deux</text:span><text:span text:style-name="T7"> VARCHAR(100)</text:span><text:span text:style-name="T2">);<text:line-break/></text:span></text:p>
      <text:p text:style-name="P1"><text:span text:style-name="T2">service = (</text:span><text:span text:style-name="T5">service_id</text:span><text:span text:style-name="T6"> INT</text:span><text:span text:style-name="T4">, service_titre</text:span><text:span text:style-name="T6"> VARCHAR(100)</text:span><text:span text:style-name="T4">, service_image_un</text:span><text:span text:style-name="T7"> VARCHAR(100)</text:span><text:span text:style-name="T4">, service_description</text:span><text:span text:style-name="T7"> VARCHAR(500)</text:span><text:span text:style-name="T2">);<text:line-break/></text:span></text:p>
      <text:p text:style-name="P1"><text:span text:style-name="T2">admin = (</text:span><text:span text:style-name="T5">admin_id</text:span><text:span text:style-name="T6"> INT</text:span><text:span text:style-name="T4">, admin_login</text:span><text:span text:style-name="T6"> VARCHAR(50)</text:span><text:span text:style-name="T4">, admin_password</text:span><text:span text:style-name="T6"> VARCHAR(100)</text:span><text:span text:style-name="T2">);<text:line-break/></text:span></text:p>
      <text:p text:style-name="P1"><text:span text:style-name="T2">recrutement = (</text:span><text:span text:style-name="T5">recrut_id</text:span><text:span text:style-name="T6"> INT</text:span><text:span text:style-name="T4">, recrut_titre</text:span><text:span text:style-name="T6"> VARCHAR(100)</text:span><text:span text:style-name="T4">, recrut_image_un</text:span><text:span text:style-name="T7"> VARCHAR(100)</text:span><text:span text:style-name="T4">, recrut_description</text:span><text:span text:style-name="T6"> VARCHAR(500)</text:span><text:span text:style-name="T4">, recrut_competence</text:span><text:span text:style-name="T7"> VARCHAR(500)</text:span><text:span text:style-name="T2">);<text:line-break/></text:span></text:p>
      <text:p text:style-name="P1"><text:span text:style-name="T2">employe = (</text:span><text:span text:style-name="T5">employe_id</text:span><text:span text:style-name="T6"> INT</text:span><text:span text:style-name="T4">, employe_nom</text:span><text:span text:style-name="T6"> VARCHAR(100)</text:span><text:span text:style-name="T4">, employe_prenom</text:span><text:span text:style-name="T7"> VARCHAR(100)</text:span><text:span text:style-name="T4">, employe_image_un</text:span><text:span text:style-name="T7"> VARCHAR(100)</text:span><text:span text:style-name="T4">, employe_titre</text:span><text:span text:style-name="T7"> VARCHAR(100)</text:span><text:span text:style-name="T4">, employe_description</text:span><text:span text:style-name="T7"> VARCHAR(500)</text:span><text:span text:style-name="T2">);<text:line-break/></text:span></text:p>
      <text:p text:style-name="P1"><text:span text:style-name="T2">reference = (</text:span><text:span text:style-name="T5">reference_id</text:span><text:span text:style-name="T6"> INT</text:span><text:span text:style-name="T4">, reference_titre</text:span><text:span text:style-name="T6"> VARCHAR(100)</text:span><text:span text:style-name="T4">, reference_image_un</text:span><text:span text:style-name="T7"> VARCHAR(100)</text:span><text:span text:style-name="T4">, reference_valeur</text:span><text:span text:style-name="T7"> VARCHAR(100)</text:span><text:span text:style-name="T2">);<text:line-break/></text:span></text:p>
      <text:p text:style-name="P1"><text:span text:style-name="T2">service_real = (</text:span><text:span text:style-name="T8">#real_id, #service_id</text:span><text:span text:style-name="T2">);<text:line-break/></text:span></text:p>
      <text:p text:style-name="P1"><text:span text:style-name="T2">actu_real = (</text:span><text:span text:style-name="T8">#actu_id, #real_id</text:span><text:span text:style-name="T2">)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21-03-11T16:00:45.736000000</dc:date>
    <meta:editing-duration>PT1M22S</meta:editing-duration>
    <meta:editing-cycles>1</meta:editing-cycles>
    <meta:document-statistic meta:table-count="0" meta:image-count="0" meta:object-count="0" meta:page-count="1" meta:paragraph-count="9" meta:word-count="118" meta:character-count="1478" meta:non-whitespace-character-count="1361"/>
  </office:meta>
</office:document-meta>
</file>